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93d1" officeooo:paragraph-rsid="000e93d1"/>
    </style:style>
    <style:style style:name="P2" style:family="paragraph" style:parent-style-name="Standard">
      <style:text-properties officeooo:rsid="001001db" officeooo:paragraph-rsid="001001db"/>
    </style:style>
    <style:style style:name="P3" style:family="paragraph" style:parent-style-name="Standard">
      <style:text-properties style:text-underline-style="none" officeooo:rsid="000e93d1" officeooo:paragraph-rsid="000e93d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uso: Registro</text:p>
      <text:p text:style-name="P1">Usuario: Cliente</text:p>
      <text:p text:style-name="P1">Requisitos: Ninguno</text:p>
      <text:p text:style-name="P1"/>
      <text:p text:style-name="P1">Curso típico de eventos:</text:p>
      <text:p text:style-name="P1"/>
      <text:p text:style-name="P1">El usuario navega al apartado de registro y aparece el formulario. El usuario rellena los campos con los datos correspondientes, nombre, primer apellido, segundo apellido, correo electrónico, contraseña, repetir contraseña. El usuario pulsa enviar y el formulario es validado. El formulario es enviado y un mensaje de confirmación es mostrado, tras 5 segundos el usuario es redirigido a la página de login.</text:p>
      <text:p text:style-name="P1"/>
      <text:p text:style-name="P1">Curso de eventos alternativo:</text:p>
      <text:p text:style-name="P3"/>
      <text:p text:style-name="P2">1. El usuario ya existe</text:p>
      <text:p text:style-name="P2">2. El usuario introduce contraseñas distintas</text:p>
      <text:p text:style-name="P2">3. El usuario envía el formulario con campos incomplet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9T12:47:03.286000000</dc:date>
    <meta:editing-duration>PT13H34M25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9" meta:word-count="98" meta:character-count="640" meta:non-whitespace-character-count="551"/>
  </office:meta>
</office:document-meta>
</file>